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8.493cm" style:rel-column-width="29293*"/>
    </style:style>
    <style:style style:name="Tableau1.B" style:family="table-column">
      <style:table-column-properties style:column-width="10.507cm" style:rel-column-width="36242*"/>
    </style:style>
    <style:style style:name="Tableau1.A1" style:family="table-cell">
      <style:table-cell-properties fo:padding="0.199cm" fo:border="1pt solid #000000"/>
    </style:style>
    <style:style style:name="Tableau1.B1" style:family="table-cell">
      <style:table-cell-properties fo:padding="0.199cm" fo:border="none"/>
    </style:style>
    <style:style style:name="P1" style:family="paragraph" style:parent-style-name="Standard">
      <style:text-properties officeooo:paragraph-rsid="002a0b56"/>
    </style:style>
    <style:style style:name="P2" style:family="paragraph" style:parent-style-name="Standard">
      <style:text-properties officeooo:rsid="002a0b56" officeooo:paragraph-rsid="002a0b56"/>
    </style:style>
    <style:style style:name="P3" style:family="paragraph" style:parent-style-name="Standard">
      <style:text-properties officeooo:rsid="002a0b56" officeooo:paragraph-rsid="003ffa98"/>
    </style:style>
    <style:style style:name="P4" style:family="paragraph" style:parent-style-name="Standard">
      <style:text-properties officeooo:rsid="002a0b56" officeooo:paragraph-rsid="00406338"/>
    </style:style>
    <style:style style:name="P5" style:family="paragraph" style:parent-style-name="Standard">
      <style:text-properties officeooo:rsid="002e303a" officeooo:paragraph-rsid="002e303a"/>
    </style:style>
    <style:style style:name="P6" style:family="paragraph" style:parent-style-name="Standard">
      <style:text-properties officeooo:rsid="002e303a" officeooo:paragraph-rsid="003ffa98"/>
    </style:style>
    <style:style style:name="P7" style:family="paragraph" style:parent-style-name="Standard">
      <style:text-properties officeooo:rsid="004366b9" officeooo:paragraph-rsid="004366b9"/>
    </style:style>
    <style:style style:name="P8" style:family="paragraph" style:parent-style-name="Standard">
      <style:text-properties officeooo:rsid="004762b9" officeooo:paragraph-rsid="004762b9"/>
    </style:style>
    <style:style style:name="P9" style:family="paragraph" style:parent-style-name="Standard">
      <style:text-properties officeooo:rsid="004762b9" officeooo:paragraph-rsid="00481a1b"/>
    </style:style>
    <style:style style:name="P10" style:family="paragraph" style:parent-style-name="Standard">
      <style:text-properties officeooo:paragraph-rsid="0036d49d"/>
    </style:style>
    <style:style style:name="P11" style:family="paragraph" style:parent-style-name="Standard">
      <style:text-properties officeooo:rsid="00406338" officeooo:paragraph-rsid="00406338"/>
    </style:style>
    <style:style style:name="P12" style:family="paragraph" style:parent-style-name="Table_20_Contents">
      <style:text-properties officeooo:rsid="00406338" officeooo:paragraph-rsid="00406338"/>
    </style:style>
    <style:style style:name="P13" style:family="paragraph" style:parent-style-name="Table_20_Contents">
      <style:text-properties officeooo:rsid="00406338" officeooo:paragraph-rsid="00445689"/>
    </style:style>
    <style:style style:name="P14" style:family="paragraph" style:parent-style-name="Heading_20_1" style:master-page-name="Standard">
      <style:paragraph-properties style:page-number="auto" fo:padding="0.049cm" fo:border-left="none" fo:border-right="none" fo:border-top="none" fo:border-bottom="0.99pt solid #000000" style:shadow="none">
        <style:tab-stops>
          <style:tab-stop style:position="27.684cm" style:type="right"/>
        </style:tab-stops>
      </style:paragraph-properties>
      <style:text-properties fo:font-size="19pt" fo:language="fr" fo:country="FR" officeooo:paragraph-rsid="002a0b56" style:font-size-asian="19pt" style:font-size-complex="19pt"/>
    </style:style>
    <style:style style:name="P15" style:family="paragraph" style:parent-style-name="Standard" style:list-style-name="Exos">
      <style:text-properties officeooo:paragraph-rsid="003a6b49"/>
    </style:style>
    <style:style style:name="P16" style:family="paragraph" style:parent-style-name="Standard" style:list-style-name="Exos">
      <style:text-properties officeooo:paragraph-rsid="002a0b56"/>
    </style:style>
    <style:style style:name="P17" style:family="paragraph" style:parent-style-name="Standard" style:list-style-name="Exos">
      <style:text-properties officeooo:rsid="003f1a79" officeooo:paragraph-rsid="003ffa98"/>
    </style:style>
    <style:style style:name="P18" style:family="paragraph" style:parent-style-name="Standard" style:list-style-name="Exos">
      <style:text-properties officeooo:rsid="002b4030" officeooo:paragraph-rsid="003fb035"/>
    </style:style>
    <style:style style:name="P19" style:family="paragraph" style:parent-style-name="Standard" style:list-style-name="Exos">
      <style:text-properties officeooo:rsid="002a0b56" officeooo:paragraph-rsid="003a6b49"/>
    </style:style>
    <style:style style:name="P20" style:family="paragraph" style:parent-style-name="Standard" style:list-style-name="Exos">
      <style:text-properties officeooo:rsid="002a0b56" officeooo:paragraph-rsid="0036d49d"/>
    </style:style>
    <style:style style:name="P21" style:family="paragraph" style:parent-style-name="Standard" style:list-style-name="Exos">
      <style:text-properties officeooo:rsid="004214c0" officeooo:paragraph-rsid="004214c0"/>
    </style:style>
    <style:style style:name="P22" style:family="paragraph" style:parent-style-name="Standard" style:list-style-name="Exos">
      <style:text-properties officeooo:rsid="004366b9" officeooo:paragraph-rsid="004366b9"/>
    </style:style>
    <style:style style:name="P23" style:family="paragraph" style:parent-style-name="Standard" style:list-style-name="Exos">
      <style:text-properties officeooo:rsid="004762b9" officeooo:paragraph-rsid="004762b9"/>
    </style:style>
    <style:style style:name="P24" style:family="paragraph" style:parent-style-name="Exo_20_I_29_">
      <style:text-properties officeooo:paragraph-rsid="004762b9"/>
    </style:style>
    <style:style style:name="P25" style:family="paragraph" style:parent-style-name="Exo_20_I_29_" style:list-style-name="Exos">
      <style:text-properties officeooo:paragraph-rsid="003ffa98"/>
    </style:style>
    <style:style style:name="T1" style:family="text">
      <style:text-properties style:font-name="OpenSymbo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0b56" style:font-style-asian="italic" style:font-style-complex="italic"/>
    </style:style>
    <style:style style:name="T4" style:family="text">
      <style:text-properties fo:font-style="italic" officeooo:rsid="00305321" style:font-style-asian="italic" style:font-style-complex="italic"/>
    </style:style>
    <style:style style:name="T5" style:family="text">
      <style:text-properties fo:font-style="italic" style:text-underline-style="none" officeooo:rsid="0036d49d" style:font-style-asian="italic" style:font-style-complex="italic"/>
    </style:style>
    <style:style style:name="T6" style:family="text">
      <style:text-properties officeooo:rsid="00289d63"/>
    </style:style>
    <style:style style:name="T7" style:family="text">
      <style:text-properties officeooo:rsid="002a0b56"/>
    </style:style>
    <style:style style:name="T8" style:family="text">
      <style:text-properties officeooo:rsid="002bcc84"/>
    </style:style>
    <style:style style:name="T9" style:family="text">
      <style:text-properties officeooo:rsid="0036d49d"/>
    </style:style>
    <style:style style:name="T10" style:family="text">
      <style:text-properties officeooo:rsid="00385c33"/>
    </style:style>
    <style:style style:name="T11" style:family="text">
      <style:text-properties officeooo:rsid="003a6b49"/>
    </style:style>
    <style:style style:name="T12" style:family="text">
      <style:text-properties officeooo:rsid="003acd86"/>
    </style:style>
    <style:style style:name="T13" style:family="text">
      <style:text-properties officeooo:rsid="003c486f"/>
    </style:style>
    <style:style style:name="T14" style:family="text">
      <style:text-properties officeooo:rsid="003f1a79"/>
    </style:style>
    <style:style style:name="T15" style:family="text">
      <style:text-properties style:font-name="Times New Roman" officeooo:rsid="003f1a79"/>
    </style:style>
    <style:style style:name="T16" style:family="text">
      <style:text-properties officeooo:rsid="003fb035"/>
    </style:style>
    <style:style style:name="T17" style:family="text">
      <style:text-properties officeooo:rsid="003ffa98"/>
    </style:style>
    <style:style style:name="T18" style:family="text">
      <style:text-properties officeooo:rsid="00445689"/>
    </style:style>
    <style:style style:name="T19" style:family="text">
      <style:text-properties officeooo:rsid="00481a1b"/>
    </style:style>
    <style:style style:name="T20" style:family="text">
      <style:text-properties officeooo:rsid="00499598"/>
    </style:style>
    <style:style style:name="T21" style:family="text">
      <style:text-properties officeooo:rsid="004c633e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7">Fluctuation d’échantillonnage</text:span><text:tab/><text:span text:style-name="T6">17</text:span>.1</text:h>
      <text:list xml:id="list3244478452" text:style-name="Exos">
        <text:list-item>
          <text:h text:style-name="Exo_20_I_29_" text:outline-level="2">Une probabilité difficile à déterminer</text:h>
        </text:list-item>
      </text:list>
      <text:p text:style-name="P2">On cherche la probabilité <text:span text:style-name="T2">p</text:span> que la somme obtenue en lançant trois dés soit supérieure ou égale à 13.</text:p>
      <text:p text:style-name="P1"><text:span text:style-name="T7">Peut-on facilement déterminer </text:span><text:span text:style-name="T3">p</text:span><text:span text:style-name="T7"> à l’aide d’un tableau ? d’un arbre ?</text:span></text:p>
      <text:list xml:id="list161830948522939" text:continue-numbering="true" text:style-name="Exos">
        <text:list-item>
          <text:h text:style-name="Exo_20_I_29_" text:outline-level="2"><text:span text:style-name="T17">Première s</text:span>imulation</text:h>
        </text:list-item>
      </text:list>
      <text:p text:style-name="P5">Ne sachant <text:span text:style-name="T10">pas </text:span>calculer <text:span text:style-name="T12">facilement </text:span>la probabilité <text:span text:style-name="T4">p</text:span> ci-dessus, on décide de faire des essais. On pourrait pour cela prendre 3 dés et les lancer un certain nombre de fois en notant les sommes obtenues : Possible mais fastidieux…</text:p>
      <text:p text:style-name="P5"><text:span text:style-name="T14">Pour gagner du temps, o</text:span>n décide d<text:span text:style-name="T14">e créer un script Python en simulant les lancers de dés avec la fonction « randint(1,6) »<text:line-break/></text:span></text:p>
      <text:list xml:id="list161829915512037" text:continue-numbering="true" text:style-name="Exos">
        <text:list-item>
          <text:list>
            <text:list-item>
              <text:p text:style-name="P17">Cette fonction randint() fait partie du module « random » de Python. <text:span text:style-name="T16">Il faut</text:span> donc taper en début de script : « <text:span text:style-name="T16">from random import * » pour que </text:span>randint() <text:span text:style-name="T16">soit reconnue par Python.<text:line-break/>Écrire un script affichant le résultat d’un lancer de dé et exécuter ce script plusieurs fois. Vérifier que l’on obtient bien des entiers compris entre 1 et 6.</text:span></text:p>
            </text:list-item>
            <text:list-item>
              <text:p text:style-name="P18">Y a-t-il une différence entre les deux instructions s<text:span text:style-name="T8">uivantes</text:span> :<text:line-break/><text:span text:style-name="T7">« randint(1,6) + randint(1,6) + randint(1,6) » <text:s text:c="2"/></text:span>et <text:s text:c="2"/><text:span text:style-name="T7">« </text:span>3<text:span text:style-name="T1">×</text:span><text:span text:style-name="T15">randint(1,6)</text:span><text:span text:style-name="T7"> » <text:s text:c="2"/>?<text:line-break/>Laquelle de ces </text:span>deux instructions <text:span text:style-name="T7">permet de simuler correctement une somme de </text:span>3<text:span text:style-name="T7"> lancers de dés ?</text:span></text:p>
            </text:list-item>
            <text:list-item>
              <text:p text:style-name="P19">Écrire un algorithme permettant de simuler <text:span text:style-name="T17">2</text:span>0 fois le lancer de trois dés et <text:span text:style-name="T20">d’</text:span>affich<text:span text:style-name="T20">er</text:span> les sommes obtenues.</text:p>
            </text:list-item>
            <text:list-item>
              <text:p text:style-name="P15"><text:span text:style-name="T11">Modifier cet algorithme pour qu'il affiche plutôt en fin d'exécution la fréquence </text:span><text:span text:style-name="T3">f</text:span><text:span text:style-name="T7"> des lancers dont la somme aura été supérieure ou égale à 13.</text:span></text:p>
            </text:list-item>
            <text:list-item>
              <text:p text:style-name="P16"><text:span text:style-name="T7">En exécutant cinq fois cet algorithme, on obtient cinq échantillons de 20 lancers de trois dés. Noter les valeurs de </text:span><text:span text:style-name="T3">f</text:span><text:span text:style-name="T7"> obtenues. Sont-elles proches les unes des autres ? Permettent-elles d’avoir une bonne idée de la valeur de </text:span><text:span text:style-name="T3">p</text:span><text:span text:style-name="T7"> ?</text:span></text:p>
            </text:list-item>
          </text:list>
        </text:list-item>
      </text:list>
      <text:p text:style-name="P1"/>
      <text:p text:style-name="P2">Remarque : la valeur de <text:span text:style-name="T2">f</text:span> « fluctue » selon les échantillons. Ce phénomène est appelé « fluctuation d’échantillonnage ». Plus la fluctuation est forte, moins la valeur de <text:span text:style-name="T2">f</text:span> obtenu<text:span text:style-name="T13">e</text:span> pour un échantillon pris au hasard nous donne une approximation fiable de la valeur de <text:span text:style-name="T2">p</text:span> !</text:p>
      <text:list xml:id="list161829925523281" text:continue-numbering="true" text:style-name="Exos">
        <text:list-item>
          <text:h text:style-name="P25" text:outline-level="2"><text:span text:style-name="T17">Deuxième s</text:span>imulation</text:h>
        </text:list-item>
      </text:list>
      <text:p text:style-name="P4">On se demande si la taille des échantillons a une influence sur la fluctuation entre les échantillons.</text:p>
      <text:p text:style-name="P11">Pour cela on étudie le script ci-dessous qui simule une série de 10 échantillons :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from random import *</text:p>
            <text:p text:style-name="P12">n=100</text:p>
            <text:p text:style-name="P12">m=<text:span text:style-name="T21">1</text:span></text:p>
            <text:p text:style-name="P12">M=<text:span text:style-name="T21">0</text:span></text:p>
            <text:p text:style-name="P12">for i in range(10):</text:p>
            <text:p text:style-name="P12"><text:tab/>a=0</text:p>
            <text:p text:style-name="P12"><text:tab/>for j in range(n):</text:p>
            <text:p text:style-name="P12"><text:tab/><text:tab/>s=randint(1,6)+randint(1,6)+randint(1,6)</text:p>
            <text:p text:style-name="P12"><text:tab/><text:tab/>if s&gt;=13:</text:p>
            <text:p text:style-name="P12"><text:tab/><text:tab/><text:tab/>a=a+1</text:p>
            <text:p text:style-name="P12"><text:tab/>f=a/n</text:p>
            <text:p text:style-name="P13"><text:tab/><text:span text:style-name="T18">print(f)</text:span></text:p>
            <text:p text:style-name="P12"><text:tab/>if f&lt;m:</text:p>
            <text:p text:style-name="P12"><text:tab/><text:tab/>m=f</text:p>
            <text:p text:style-name="P12"><text:tab/>if f&gt;M:</text:p>
            <text:p text:style-name="P12"><text:tab/><text:tab/>M=f</text:p>
            <text:p text:style-name="P12">print(m,M)</text:p>
          </table:table-cell>
          <table:table-cell table:style-name="Tableau1.B1" office:value-type="string">
            <text:p text:style-name="P8">Répondre aux questions 1) à 3) sans lancer le script !!</text:p>
            <text:list xml:id="list161829433459459" text:continue-numbering="true" text:style-name="Exos">
              <text:list-item>
                <text:list>
                  <text:list-item>
                    <text:p text:style-name="P21">A chaque lancer de dés, que contient la variable « s » ?</text:p>
                  </text:list-item>
                  <text:list-item>
                    <text:p text:style-name="P21">Pour chaque échantillon, que contiennent « n » et « f » ?</text:p>
                  </text:list-item>
                  <text:list-item>
                    <text:p text:style-name="P22"><text:span text:style-name="T18">En langage Python, </text:span>« m » et « M » désigne<text:span text:style-name="T18">nt</text:span> deux variables différentes. <text:span text:style-name="T18">On voit dans le bas du script que ces deux variables prennent la valeur de « f » dans certaines conditions. Que contiennent-elles en fin de script ?</text:span></text:p>
                  </text:list-item>
                </text:list>
              </text:list-item>
            </text:list>
            <text:p text:style-name="P7"/>
            <text:p text:style-name="P9">Tester le script plusieurs fois <text:span text:style-name="T19">et vérifiez votre réponse à la question 3</text:span></text:p>
            <text:p text:style-name="P9"/>
            <text:list xml:id="list161829706605141" text:continue-numbering="true" text:style-name="Exos">
              <text:list-item>
                <text:list>
                  <text:list-item>
                    <text:p text:style-name="P23">Essayer le script en modifiant la taille des échantillons : 100, 1000, 10000. <text:line-break/><text:span text:style-name="T7">La taille des échantillons a-t-elle une influence sur la fluctuation ?</text:span></text:p>
                  </text:list-item>
                  <text:list-item>
                    <text:p text:style-name="P20">Propos<text:span text:style-name="T9">er</text:span> une <text:span text:style-name="T19">estim</text:span>ation de <text:span text:style-name="T2">p</text:span> <text:span text:style-name="T9">(</text:span>valeur et précision<text:span text:style-name="T9">)</text:span></text:p>
                  </text:list-item>
                </text:list>
              </text:list-item>
            </text:list>
          </table:table-cell>
        </table:table-row>
      </table:table>
      <text:p text:style-name="P3"/>
      <text:list xml:id="list161831235202709" text:continue-numbering="true" text:style-name="Exos">
        <text:list-item>
          <text:h text:style-name="P24" text:outline-level="2">Bilan</text:h>
        </text:list-item>
      </text:list>
      <text:p text:style-name="P10"><text:span text:style-name="T7">Le calcul exact de </text:span><text:span text:style-name="T5">p</text:span><text:span text:style-name="T7"> donne : <text:s/></text:span><text:span text:style-name="T7"><draw:frame draw:style-name="fr1" draw:name="Objet1" text:anchor-type="as-char" svg:y="-0.57cm" svg:width="1.258cm" svg:height="0.99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. Vous étiez vous trompé de beaucoup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xo_20_I_29_" style:display-name="Exo I)" style:family="paragraph" style:parent-style-name="Heading_20_2" style:default-outline-level="" style:list-style-name="Exos"/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number text:level="4" text:style-name="Numbering_20_Symbols" style:num-suffix=")" style:num-format="I">
        <style:list-level-properties text:space-before="2.54cm" text:min-label-width="0.499cm"/>
      </text:list-level-style-number>
      <text:list-level-style-number text:level="5" text:style-name="Numbering_20_Symbols" style:num-suffix=")" style:num-format="I">
        <style:list-level-properties text:space-before="3.175cm" text:min-label-width="0.499cm"/>
      </text:list-level-style-number>
      <text:list-level-style-number text:level="6" text:style-name="Numbering_20_Symbols" style:num-suffix=")" style:num-format="I">
        <style:list-level-properties text:space-before="3.81cm" text:min-label-width="0.499cm"/>
      </text:list-level-style-number>
      <text:list-level-style-number text:level="7" text:style-name="Numbering_20_Symbols" style:num-suffix=")" style:num-format="I">
        <style:list-level-properties text:space-before="4.445cm" text:min-label-width="0.499cm"/>
      </text:list-level-style-number>
      <text:list-level-style-number text:level="8" text:style-name="Numbering_20_Symbols" style:num-suffix=")" style:num-format="I">
        <style:list-level-properties text:space-before="5.08cm" text:min-label-width="0.499cm"/>
      </text:list-level-style-number>
      <text:list-level-style-number text:level="9" text:style-name="Numbering_20_Symbols" style:num-suffix=")" style:num-format="I">
        <style:list-level-properties text:space-before="5.715cm" text:min-label-width="0.499cm"/>
      </text:list-level-style-number>
      <text:list-level-style-number text:level="10" text:style-name="Numbering_20_Symbols" style:num-suffix=")" style:num-format="I">
        <style:list-level-properties text:space-before="6.35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Fontanet</meta:initial-creator>
    <meta:creation-date>2006-04-06T23:12:00</meta:creation-date>
    <dc:date>2019-05-23T16:18:28.687000000</dc:date>
    <meta:print-date>2016-04-04T11:03:31.781000000</meta:print-date>
    <dc:language>fr-FR</dc:language>
    <meta:editing-cycles>113</meta:editing-cycles>
    <meta:editing-duration>PT11H11M16S</meta:editing-duration>
    <meta:document-statistic meta:table-count="1" meta:image-count="0" meta:object-count="1" meta:page-count="1" meta:paragraph-count="42" meta:word-count="552" meta:character-count="3089" meta:non-whitespace-character-count="25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n>56</mn>
        <msup>
          <mn>6</mn>
          <mn>3</mn>
        </msup>
      </mfrac>
    </mrow>
    <annotation encoding="StarMath 5.0">p={56}over{{6}^{3}}</annotation>
  </semantics>
</math>
</file>